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1_21-26-39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12_01-32-54_000.jpg</text:p>
          </table:table-cell>
          <table:table-cell table:style-name="ce25" office:value-type="string">
            <text:p>:m :PHOTO 寝た時刻 / 2022 / オナニー、未了、duration=２０分ぐらい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 / オナニー、未了、duration=２０分ぐらい,other=~">
            <text:p>:m :PHOTO 寝た時刻 / 2022 / オナニー、未了、duration=２０分ぐらい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12_08-35-59_000.jpg</text:p>
          </table:table-cell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 :m :PHOTO 起きた時刻 / 2022 / other=実際の時刻：４０分ぐらい前 ">
            <text:p><text:s/>:m :PHOTO 起きた時刻 / 2022 / other=実際の時刻：４０分ぐらい前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12_19-12-46_000.jpg</text:p>
          </table:table-cell>
          <table:table-cell table:style-name="ce25" office:value-type="string">
            <text:p>:m :篠笛,shinobue #*# / session-memo / s.1:todays-melody,i.f.=~,notes=7`-7`-6`-7`-6~4`-4``-4``,Re+,other=~ \\\ s.2:prac,for=staccato,Re+,notes=3`-4`-4`-3`-4`-4`-3`-4`~3`-4`-4`-3`-4`-4`-4`_3`-4`-4`-4``-3`,R=~ \\\ s.3:prac,for=seq:3`-4`-6`_3`-4`-4,Re+,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篠笛,shinobue #*# / session-memo / s.1:todays-melody,i.f.=~,notes=7`-7`-6`-7`-6~4`-4``-4``,Re+,other=~ \\\ s.2:prac,for=staccato,Re+,notes=3`-4`-4`-3`-4`-4`-3`-4`~3`-4`-4`-3`-4`-4`-4`_3`-4`-4`-4``-3`,R=~ \\\ s.3:prac,for=seq:3`-4`-6`_3`-4`-4,Re+,R=~">
            <text:p>:m :篠笛,shinobue #*# / session-memo / s.1:todays-melody,i.f.=~,notes=7`-7`-6`-7`-6~4`-4``-4``,Re+,other=~ \\\ s.2:prac,for=staccato,Re+,notes=3`-4`-4`-3`-4`-4`-3`-4`~3`-4`-4`-3`-4`-4`-4`_3`-4`-4`-4``-3`,R=~ \\\ s.3:prac,for=seq:3`-4`-6`_3`-4`-4,Re+,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3">2022/03/13</text:date>, <text:time>09:48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13T09:48:42.99</dc:date>
    <dc:creator>iwabuchi ken</dc:creator>
    <meta:editing-duration>P44DT1H29M</meta:editing-duration>
    <meta:editing-cycles>14721</meta:editing-cycles>
    <meta:document-statistic meta:table-count="2" meta:cell-count="483" meta:object-count="0"/>
    <meta:user-defined meta:name="qrichtext">1</meta:user-defined>
  </office:meta>
</office:document-meta>
</file>